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74mm"/>
    </style:style>
    <style:style style:name="co2" style:family="table-column">
      <style:table-column-properties fo:break-before="auto" style:column-width="43.18mm"/>
    </style:style>
    <style:style style:name="co3" style:family="table-column">
      <style:table-column-properties fo:break-before="auto" style:column-width="42.97mm"/>
    </style:style>
    <style:style style:name="co4" style:family="table-column">
      <style:table-column-properties fo:break-before="auto" style:column-width="37.25mm"/>
    </style:style>
    <style:style style:name="co5" style:family="table-column">
      <style:table-column-properties fo:break-before="auto" style:column-width="22.65mm"/>
    </style:style>
    <style:style style:name="co6" style:family="table-column">
      <style:table-column-properties fo:break-before="auto" style:column-width="14.39mm"/>
    </style:style>
    <style:style style:name="co7" style:family="table-column">
      <style:table-column-properties fo:break-before="auto" style:column-width="11.43mm"/>
    </style:style>
    <style:style style:name="co8" style:family="table-column">
      <style:table-column-properties fo:break-before="auto" style:column-width="129.54mm"/>
    </style:style>
    <style:style style:name="co9" style:family="table-column">
      <style:table-column-properties fo:break-before="auto" style:column-width="32.6mm"/>
    </style:style>
    <style:style style:name="co10" style:family="table-column">
      <style:table-column-properties fo:break-before="auto" style:column-width="23.7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8" style:family="table-cell" style:parent-style-name="Default" style:data-style-name="N0"/>
    <style:style style:name="ce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0">
      <style:text-properties fo:font-size="10pt" style:font-size-asian="10pt" style:font-size-complex="10pt"/>
    </style:style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Graphique 1" draw:style-name="gr1" svg:width="167.91mm" svg:height="94.5mm" svg:x="-0.28mm" svg:y="81.04mm">
            <draw:object draw:notify-on-update-of-ranges="Feuille1.A3:Feuille1.A9 Feuille1.D3:Feuille1.D9 Feuille1.B3:Feuille1.B9 Feuille1.C3:Feuille1.C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5" table:number-columns-repeated="2" table:default-cell-style-name="ce8"/>
        <table:table-column table:style-name="co10" table:number-columns-repeated="1013" table:default-cell-style-name="ce8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jour</text:p>
          </table:table-cell>
          <table:table-cell table:style-name="ce2" office:value-type="string" calcext:value-type="string">
            <text:p>durée restante idéale</text:p>
          </table:table-cell>
          <table:table-cell table:style-name="ce2" office:value-type="string" calcext:value-type="string">
            <text:p>durée restante actuelle</text:p>
          </table:table-cell>
          <table:table-cell table:style-name="ce2" office:value-type="string" calcext:value-type="string">
            <text:p>tâches complétées</text:p>
          </table:table-cell>
          <table:table-cell table:number-columns-repeated="2"/>
          <table:table-cell table:style-name="ce9" office:value-type="string" calcext:value-type="string" table:number-columns-spanned="4" table:number-rows-spanned="1">
            <text:p>État de l’avancement du projet – APP 1 – SPRINT 1</text:p>
          </table:table-cell>
          <table:covered-table-cell table:number-columns-repeated="3"/>
          <table:table-cell table:style-name="ce3"/>
          <table:table-cell table:number-columns-repeated="101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table:formula="of:=-(28/7)*[.A3]+28" office:value-type="float" office:value="24" calcext:value-type="float">
            <text:p>24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Liste des tâches</text:p>
          </table:table-cell>
          <table:table-cell table:style-name="ce5" office:value-type="string" calcext:value-type="string">
            <text:p>% Complété</text:p>
          </table:table-cell>
          <table:table-cell table:style-name="ce6" office:value-type="string" calcext:value-type="string">
            <text:p>% Testé</text:p>
          </table:table-cell>
          <table:table-cell table:number-columns-repeated="1014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table:formula="of:=-(28/7)*[.A4]+28" office:value-type="float" office:value="20" calcext:value-type="float">
            <text:p>2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7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réer une interface graphique simplifiée JavaFX</text:p>
          </table:table-cell>
          <table:table-cell table:style-name="ce4" office:value-type="string" calcext:value-type="string">
            <text:p>100 (KR/TD)</text:p>
          </table:table-cell>
          <table:table-cell table:style-name="ce4" office:value-type="string" calcext:value-type="string">
            <text:p>100 (RR)</text:p>
          </table:table-cell>
          <table:table-cell table:number-columns-repeated="1014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table:formula="of:=-(28/7)*[.A5]+28" office:value-type="float" office:value="16" calcext:value-type="float">
            <text:p>1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7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réer un bouton qui ouvre un nouveau canevas</text:p>
          </table:table-cell>
          <table:table-cell table:style-name="ce4" office:value-type="string" calcext:value-type="string">
            <text:p>100 (TD/KR)</text:p>
          </table:table-cell>
          <table:table-cell table:style-name="ce4" office:value-type="string" calcext:value-type="string">
            <text:p>100 (RR)</text:p>
          </table:table-cell>
          <table:table-cell table:number-columns-repeated="1014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table:formula="of:=-(28/7)*[.A6]+28" office:value-type="float" office:value="12" calcext:value-type="float">
            <text:p>1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réer une palette contenant des boutons pour sélectionner des formes</text:p>
          </table:table-cell>
          <table:table-cell table:style-name="ce4" office:value-type="string" calcext:value-type="string">
            <text:p>100 (AV)</text:p>
          </table:table-cell>
          <table:table-cell table:style-name="ce4" office:value-type="string" calcext:value-type="string">
            <text:p>100 (RR)</text:p>
          </table:table-cell>
          <table:table-cell table:number-columns-repeated="1014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table:formula="of:=-(28/7)*[.A7]+28" office:value-type="float" office:value="8" calcext:value-type="float">
            <text:p>8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Rendre possible le dessin d’une forme</text:p>
          </table:table-cell>
          <table:table-cell table:style-name="ce4" office:value-type="string" calcext:value-type="string">
            <text:p>100 (AV)</text:p>
          </table:table-cell>
          <table:table-cell table:style-name="ce4" office:value-type="string" calcext:value-type="string">
            <text:p>100 (RR)</text:p>
          </table:table-cell>
          <table:table-cell table:number-columns-repeated="1014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table:formula="of:=-(28/7)*[.A8]+28" office:value-type="float" office:value="4" calcext:value-type="float">
            <text:p>4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Créer un bouton pour effacer tout le dessin</text:p>
          </table:table-cell>
          <table:table-cell table:style-name="ce4" office:value-type="string" calcext:value-type="string">
            <text:p>100 (AV)</text:p>
          </table:table-cell>
          <table:table-cell table:style-name="ce4" office:value-type="string" calcext:value-type="string">
            <text:p>100(TD)</text:p>
          </table:table-cell>
          <table:table-cell table:number-columns-repeated="1014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table:formula="of:=-(28/7)*[.A9]+28" office:value-type="float" office:value="0" calcext:value-type="float">
            <text:p>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Rendre possible le changement du point de départ de la forme</text:p>
          </table:table-cell>
          <table:table-cell table:style-name="ce4" office:value-type="string" calcext:value-type="string">
            <text:p>100 (AV)</text:p>
          </table:table-cell>
          <table:table-cell table:style-name="ce4" office:value-type="string" calcext:value-type="string">
            <text:p>100 (RR)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Créer un bouton pour changer la couleur des traits de la forme sélectionnée</text:p>
          </table:table-cell>
          <table:table-cell table:style-name="ce4" office:value-type="string" calcext:value-type="string">
            <text:p>100 (AV)</text:p>
          </table:table-cell>
          <table:table-cell table:style-name="ce4" office:value-type="string" calcext:value-type="string">
            <text:p>100 (RR)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Créer un bouton pour changer la taille des traits de la forme sélectionnée</text:p>
          </table:table-cell>
          <table:table-cell table:style-name="ce4" office:value-type="string" calcext:value-type="string">
            <text:p>100 (AV)</text:p>
          </table:table-cell>
          <table:table-cell table:style-name="ce4" office:value-type="string" calcext:value-type="string">
            <text:p>100 (RR)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Créer une palette contenant des boutons pour sélectionner des patterns</text:p>
          </table:table-cell>
          <table:table-cell table:style-name="ce4" office:value-type="string" calcext:value-type="string">
            <text:p>100 (TD/AV)</text:p>
          </table:table-cell>
          <table:table-cell table:style-name="ce4" office:value-type="string" calcext:value-type="string">
            <text:p>100 (RR)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Créer un bouton pour le mode « Maximize » et le mode « 800x600 »</text:p>
          </table:table-cell>
          <table:table-cell table:number-columns-repeated="2" table:style-name="ce4" office:value-type="string" calcext:value-type="string">
            <text:p>100 (RR)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Permettre l’adaptation du canevas à la taille de la fenêtre</text:p>
          </table:table-cell>
          <table:table-cell table:style-name="ce4" office:value-type="string" calcext:value-type="string">
            <text:p>20(AV/KR)</text:p>
          </table:table-cell>
          <table:table-cell table:style-name="ce4" office:value-type="string" calcext:value-type="string">
            <text:p>100(RR)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Créer deux boutons pour zoomer et dézoomer sur le canevas</text:p>
          </table:table-cell>
          <table:table-cell table:style-name="ce4" office:value-type="string" calcext:value-type="string">
            <text:p>10(TD/AV)</text:p>
          </table:table-cell>
          <table:table-cell table:style-name="ce4" office:value-type="string" calcext:value-type="string">
            <text:p>0(TD)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Créer deux boutons pour exporter et importer des formes en XML</text:p>
          </table:table-cell>
          <table:table-cell table:style-name="ce4" office:value-type="string" calcext:value-type="string">
            <text:p>30(AV/KR)</text:p>
          </table:table-cell>
          <table:table-cell table:style-name="ce4" office:value-type="string" calcext:value-type="string">
            <text:p>0(RR)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Déplacer la forme sélectionnée grâce à un panneau d’attributs</text:p>
          </table:table-cell>
          <table:table-cell table:style-name="ce4" office:value-type="string" calcext:value-type="string">
            <text:p>100(AV)</text:p>
          </table:table-cell>
          <table:table-cell table:style-name="ce4" office:value-type="string" calcext:value-type="string">
            <text:p>100(RR)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Agrandir ou réduire la forme sélectionnée grâce à un panneau d’attributs</text:p>
          </table:table-cell>
          <table:table-cell table:style-name="ce4" office:value-type="string" calcext:value-type="string">
            <text:p>100(AV)</text:p>
          </table:table-cell>
          <table:table-cell table:style-name="ce4" office:value-type="string" calcext:value-type="string">
            <text:p>100(RR)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Tourner la forme sélectionnée grâce à un panneau d’attributs</text:p>
          </table:table-cell>
          <table:table-cell table:style-name="ce4" office:value-type="string" calcext:value-type="string">
            <text:p>100(AV)</text:p>
          </table:table-cell>
          <table:table-cell table:style-name="ce4" office:value-type="string" calcext:value-type="string">
            <text:p>0(RR)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Créer un bouton de sauvegarde du dessin</text:p>
          </table:table-cell>
          <table:table-cell table:style-name="ce4" office:value-type="string" calcext:value-type="string">
            <text:p>0(KR)</text:p>
          </table:table-cell>
          <table:table-cell table:style-name="ce4" office:value-type="string" calcext:value-type="string">
            <text:p>0(TD)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Pouvoir ouvrir (afficher) un dessin</text:p>
          </table:table-cell>
          <table:table-cell table:style-name="ce4" office:value-type="string" calcext:value-type="string">
            <text:p>0(KV)</text:p>
          </table:table-cell>
          <table:table-cell table:style-name="ce4" office:value-type="string" calcext:value-type="string">
            <text:p>0(RR)</text:p>
          </table:table-cell>
          <table:table-cell table:number-columns-repeated="1014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20-01-24T19:19:24Z</meta:creation-date>
    <dc:date>2020-01-30T09:57:34.784378594</dc:date>
    <meta:editing-cycles>27</meta:editing-cycles>
    <meta:editing-duration>PT3H3M12S</meta:editing-duration>
    <meta:document-statistic meta:table-count="1" meta:cell-count="1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.791cm" svg:height="9.45cm" xlink:href=".." xlink:type="simple" chart:class="chart:bar" chart:column-mapping="2 0 1" chart:style-name="ch1">
        <chart:title svg:x="6.473cm" svg:y="0.325cm" chart:style-name="ch2">
          <text:p>Burndown Chart</text:p>
        </chart:title>
        <chart:legend chart:legend-position="end" svg:x="13.674cm" svg:y="3.928cm" style:legend-expansion="high" chart:style-name="ch3"/>
        <chart:plot-area chart:style-name="ch4" table:cell-range-address="Feuille1.A3:Feuille1.D9" chart:data-source-has-labels="column" svg:x="1.346cm" svg:y="1.319cm" svg:width="11.993cm" svg:height="6.961cm">
          <chartooo:coordinate-region svg:x="1.87cm" svg:y="1.518cm" svg:width="11.469cm" svg:height="6.115cm"/>
          <chart:axis chart:dimension="x" chart:name="primary-x" chart:style-name="ch5" chartooo:axis-type="text">
            <chart:title svg:x="6.967cm" svg:y="8.469cm" chart:style-name="ch6">
              <text:p>Jour</text:p>
            </chart:title>
            <chart:categories table:cell-range-address="Feuille1.A3:Feuille1.A9"/>
          </chart:axis>
          <chart:axis chart:dimension="y" chart:name="primary-y" chart:style-name="ch7">
            <chart:title svg:x="0.451cm" svg:y="6.206cm" chart:style-name="ch8">
              <text:p>Heures restantes</text:p>
            </chart:title>
            <chart:grid chart:style-name="ch9" chart:class="major"/>
          </chart:axis>
          <chart:series chart:style-name="ch10" chart:values-cell-range-address="Feuille1.D3:Feuille1.D9" chart:class="chart:bar">
            <chart:data-point chart:repeated="7"/>
          </chart:series>
          <chart:series chart:style-name="ch11" chart:values-cell-range-address="Feuille1.B3:Feuille1.B9" chart:class="chart:line">
            <chart:data-point chart:repeated="7"/>
          </chart:series>
          <chart:series chart:style-name="ch12" chart:values-cell-range-address="Feuille1.C3:Feuille1.C9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euille1.A3:Feuille1.A9</svg:desc>
                </draw:g>
              </table:table-cell>
              <table:table-cell office:value-type="float" office:value="0">
                <text:p>0</text:p>
                <draw:g>
                  <svg:desc>Feuille1.D3:Feuille1.D9</svg:desc>
                </draw:g>
              </table:table-cell>
              <table:table-cell office:value-type="float" office:value="24">
                <text:p>24</text:p>
                <draw:g>
                  <svg:desc>Feuille1.B3:Feuille1.B9</svg:desc>
                </draw:g>
              </table:table-cell>
              <table:table-cell office:value-type="float" office:value="24">
                <text:p>24</text:p>
                <draw:g>
                  <svg:desc>Feuille1.C3:Feuille1.C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